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nsolas" svg:font-family="Consolas" style:font-family-generic="modern" style:font-pitch="fixed" svg:panose-1="2 11 6 9 2 2 4 3 2 4"/>
  </office:font-face-decls>
  <office:automatic-styles>
    <style:style style:name="P1" style:parent-style-name="Titre" style:master-page-name="MP0" style:family="paragraph">
      <style:paragraph-properties fo:break-before="page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family="paragraph">
      <style:paragraph-properties fo:margin-bottom="0in" style:line-height-at-least="0.1979in" fo:background-color="#1F1F1F"/>
    </style:style>
    <style:style style:name="T4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fr" style:country-asian="FR"/>
    </style:style>
    <style:style style:name="T5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fr" style:country-asian="FR"/>
    </style:style>
    <style:style style:name="T6" style:parent-style-name="Policepardéfaut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fr" style:country-asian="FR"/>
    </style:style>
    <style:style style:name="T7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fr" style:country-asian="FR"/>
    </style:style>
    <style:style style:name="T8" style:parent-style-name="Policepardéfaut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fr" style:country-asian="FR"/>
    </style:style>
    <style:style style:name="T9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fr" style:country-asian="FR"/>
    </style:style>
    <style:style style:name="T10" style:parent-style-name="Policepardéfaut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fr" style:country-asian="FR"/>
    </style:style>
    <style:style style:name="P11" style:parent-style-name="Normal" style:family="paragraph">
      <style:paragraph-properties fo:margin-bottom="0in" style:line-height-at-least="0.1979in" fo:background-color="#1F1F1F"/>
    </style:style>
    <style:style style:name="T12" style:parent-style-name="Policepardéfaut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fr" style:country-asian="FR"/>
    </style:style>
    <style:style style:name="T13" style:parent-style-name="Policepardéfaut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fr" style:country-asian="FR"/>
    </style:style>
    <style:style style:name="T14" style:parent-style-name="Policepardéfaut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fr" style:country-asian="FR"/>
    </style:style>
    <style:style style:name="T15" style:parent-style-name="Policepardéfau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fr" style:country-asian="FR"/>
    </style:style>
    <style:style style:name="T16" style:parent-style-name="Policepardéfaut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fr" style:country-asian="FR"/>
    </style:style>
    <style:style style:name="T1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18" style:parent-style-name="Policepardéfaut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fr" style:country-asian="FR"/>
    </style:style>
    <style:style style:name="T19" style:parent-style-name="Policepardéfaut" style:family="text">
      <style:text-properties style:font-name="Consolas" style:font-name-asian="Times New Roman" style:font-name-complex="Times New Roman" fo:color="#4EC9B0" fo:font-size="10.5pt" style:font-size-asian="10.5pt" style:font-size-complex="10.5pt" style:language-asian="fr" style:country-asian="FR"/>
    </style:style>
    <style:style style:name="T20" style:parent-style-name="Policepardéfaut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fr" style:country-asian="FR"/>
    </style:style>
    <style:style style:name="T21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fr" style:country-asian="FR"/>
    </style:style>
    <style:style style:name="T22" style:parent-style-name="Policepardéfaut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fr" style:country-asian="FR"/>
    </style:style>
    <style:style style:name="T23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fr" style:country-asian="FR"/>
    </style:style>
    <style:style style:name="T24" style:parent-style-name="Policepardéfaut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fr" style:country-asian="FR"/>
    </style:style>
    <style:style style:name="T2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26" style:parent-style-name="Policepardéfaut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fr" style:country-asian="FR"/>
    </style:style>
    <style:style style:name="T27" style:parent-style-name="Policepardéfau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fr" style:country-asian="FR"/>
    </style:style>
    <style:style style:name="T28" style:parent-style-name="Policepardéfaut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fr" style:country-asian="FR"/>
    </style:style>
    <style:style style:name="T2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30" style:parent-style-name="Policepardéfaut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fr" style:country-asian="FR"/>
    </style:style>
    <style:style style:name="T31" style:parent-style-name="Policepardéfaut" style:family="text">
      <style:text-properties style:font-name="Consolas" style:font-name-asian="Times New Roman" style:font-name-complex="Times New Roman" fo:color="#4EC9B0" fo:font-size="10.5pt" style:font-size-asian="10.5pt" style:font-size-complex="10.5pt" style:language-asian="fr" style:country-asian="FR"/>
    </style:style>
    <style:style style:name="T32" style:parent-style-name="Policepardéfaut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fr" style:country-asian="FR"/>
    </style:style>
    <style:style style:name="T33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fr" style:country-asian="FR"/>
    </style:style>
    <style:style style:name="T34" style:parent-style-name="Policepardéfaut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fr" style:country-asian="FR"/>
    </style:style>
    <style:style style:name="T35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fr" style:country-asian="FR"/>
    </style:style>
    <style:style style:name="T36" style:parent-style-name="Policepardéfaut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fr" style:country-asian="FR"/>
    </style:style>
    <style:style style:name="T3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38" style:parent-style-name="Policepardéfau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fr" style:country-asian="FR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TP-5 : POO en Python</text:p>
      <text:p text:style-name="Normal"/>
      <text:p text:style-name="P2">Exercice 1</text:p>
      <text:p text:style-name="Normal">2)<text:s/>Ce que fait print(p1) :<text:s/></text:p>
      <text:p text:style-name="Normal"><draw:frame draw:style-name="a0" draw:name="Image 1" text:anchor-type="as-char" svg:x="0in" svg:y="0in" svg:width="5.83415in" svg:height="0.17711in" style:rel-width="scale" style:rel-height="scale"><draw:image xlink:href="media/image1.png" xlink:type="simple" xlink:show="embed" xlink:actuate="onLoad"/><svg:title/><svg:desc/></draw:frame></text:p>
      <text:p text:style-name="Normal">Elle<text:s/>me donne l’emplacement de la mémoire, correction on<text:s/>crée une méthode __str__ et on met le return et on n’oublie pas les parenthèses des getter et des setters.</text:p>
      <text:p text:style-name="P3"><text:span text:style-name="T4">d</text:span><text:span text:style-name="T5">ef</text:span><text:span text:style-name="T6"><text:s/></text:span><text:span text:style-name="T7">__str__</text:span><text:span text:style-name="T8">(</text:span><text:span text:style-name="T9">self</text:span><text:span text:style-name="T10">):</text:span></text:p>
      <text:p text:style-name="P11"><text:span text:style-name="T12">       <text:s/></text:span><text:span text:style-name="T13">return</text:span><text:span text:style-name="T14"><text:s/></text:span><text:span text:style-name="T15">"("</text:span><text:span text:style-name="T16"><text:s/></text:span><text:span text:style-name="T17">+</text:span><text:span text:style-name="T18"><text:s/></text:span><text:span text:style-name="T19">str</text:span><text:span text:style-name="T20">(</text:span><text:span text:style-name="T21">self</text:span><text:span text:style-name="T22">.</text:span><text:span text:style-name="T23">_get_x</text:span><text:span text:style-name="T24">())<text:s/></text:span><text:span text:style-name="T25">+</text:span><text:span text:style-name="T26"><text:s/></text:span><text:span text:style-name="T27">", "</text:span><text:span text:style-name="T28"><text:s/></text:span><text:span text:style-name="T29">+</text:span><text:span text:style-name="T30"><text:s/></text:span><text:span text:style-name="T31">str</text:span><text:span text:style-name="T32">(</text:span><text:span text:style-name="T33">self</text:span><text:span text:style-name="T34">.</text:span><text:span text:style-name="T35">_get_y</text:span><text:span text:style-name="T36">())<text:s/></text:span><text:span text:style-name="T37">+</text:span><text:span text:style-name="T38">")"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" style:display-name="Titre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Ben Abdallah Akram</meta:initial-creator>
    <dc:creator>Ben Abdallah Akram</dc:creator>
    <meta:creation-date>2026-03-23T10:02:00Z</meta:creation-date>
    <dc:date>2026-03-23T10:43:00Z</dc:date>
    <meta:template xlink:href="Normal.dotm" xlink:type="simple"/>
    <meta:editing-cycles>4</meta:editing-cycles>
    <meta:editing-duration>PT2460S</meta:editing-duration>
    <meta:document-statistic meta:page-count="1" meta:paragraph-count="1" meta:word-count="49" meta:character-count="319" meta:row-count="2" meta:non-whitespace-character-count="271"/>
  </office:meta>
</office:document-meta>
</file>